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0.901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2.9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8" style:family="table-row">
      <style:table-row-properties fo:keep-together="always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21973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137a4" officeooo:paragraph-rsid="012137a4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19737" officeooo:paragraph-rsid="0121973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11a5e8b" officeooo:paragraph-rsid="011a5e8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11a5e8b" officeooo:paragraph-rsid="0121973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1f7fdc" officeooo:paragraph-rsid="00a8d5a6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ba160" style:font-size-asian="13pt" style:font-weight-asian="bold" style:font-size-complex="13pt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d7181" style:font-size-asian="11pt" style:font-weight-asian="bold" style:font-size-complex="11pt" style:font-weight-complex="bold"/>
    </style:style>
    <style:style style:name="P15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11ffdbd" style:font-size-asian="16pt" style:font-size-complex="16pt"/>
    </style:style>
    <style:style style:name="T4" style:family="text">
      <style:text-properties fo:font-size="16pt" officeooo:rsid="012a7574" style:font-size-asian="16pt" style:font-size-complex="16pt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officeooo:rsid="01266326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5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9">Sr No</text:p>
            </table:table-cell>
            <table:table-cell table:style-name="Table1.A2" office:value-type="string">
              <text:p text:style-name="P6">Name</text:p>
            </table:table-cell>
            <table:table-cell table:style-name="Table1.A2" office:value-type="string">
              <text:p text:style-name="P5">Validity Date</text:p>
            </table:table-cell>
            <table:table-cell table:style-name="Table1.D2" office:value-type="string">
              <text:p text:style-name="P8">Default Contract On Produc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7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7"><text:text-input text:description="&lt;if test=&quot;len(line['product'])&gt;0&quot;&gt;">If Product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table:number-columns-spanned="4" office:value-type="string">
            <text:p text:style-name="P7"><text:span text:style-name="T6">Product:</text:span> <text:s text:c="2"/><text:text-input text:description="&lt;line['product']&gt;">Product</text:text-inpu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4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"><text:text-input text:description="&lt;line['sr_no']&gt;">Sr No</text:text-input></text:p>
          </table:table-cell>
          <table:table-cell table:style-name="Table1.A7" office:value-type="string">
            <text:p text:style-name="P11"><text:text-input text:description="&lt;line['name']&gt;">Name</text:text-input></text:p>
          </table:table-cell>
          <table:table-cell table:style-name="Table1.A7" office:value-type="string">
            <text:p text:style-name="P12"><text:text-input text:description="&lt;formatLang(line['val_duration_date'],date=True)&gt;">Val Dur Date</text:text-input></text:p>
          </table:table-cell>
          <table:table-cell table:style-name="Table1.A3" office:value-type="string">
            <text:p text:style-name="P12"><text:text-input text:description="&lt;line['default']&gt;">Default</text:text-input></text:p>
          </table:table-cell>
        </table:table-row>
        <table:table-row table:style-name="Table1.8">
          <table:table-cell table:style-name="Table1.A3" table:number-columns-spanned="4" office:value-type="string">
            <text:p text:style-name="P7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4">Printed on <text:date style:data-style-name="N79" text:date-value="2017-01-31T11:40:33.940878300">Tuesday, January 31, 2017</text:date> at <text:time style:data-style-name="N42" text:time-value="2017-01-31T11:40:33.941018488">11:40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ba160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d7181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11ffdbd" style:font-size-asian="16pt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16pt" officeooo:rsid="012a7574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roduct</text:span><text:span text:style-name="MT3"> Contract </text:span><text:span text:style-name="MT4">Expire</text:span><text:span text:style-name="MT3"> </text:span><text:span text:style-name="MT2">Status</text:span><text:span text:style-name="MT3"> Report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0:33.836011581</dc:date>
    <meta:editing-duration>PT17H34M49S</meta:editing-duration>
    <meta:editing-cycles>297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70" meta:character-count="274" meta:non-whitespace-character-count="240"/>
  </office:meta>
</office:document-meta>
</file>